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63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66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8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2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5"/>
          <table:table-cell table:style-name="ce13" table:number-columns-repeated="4"/>
          <table:table-cell table:style-name="ce4" table:content-validation-name="val12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3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21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2"/>
          <table:table-cell table:style-name="ce13" table:number-columns-repeated="2"/>
          <table:table-cell table:style-name="ce4" table:content-validation-name="val13"/>
          <table:table-cell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NNB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ROCK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N_GRID</text:p>
          </table:table-cell>
          <table:table-cell table:style-name="ce4"/>
          <table:table-cell table:style-name="ce4" office:value-type="string" calcext:value-type="string">
            <text:p>SHORE_FISH</text:p>
          </table:table-cell>
          <table:table-cell table:style-name="ce4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EAC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ON_GRID</text:p>
          </table:table-cell>
          <table:table-cell table:style-name="ce4"/>
          <table:table-cell table:style-name="ce4" office:value-type="string" calcext:value-type="string">
            <text:p>SHORE_FISH</text:p>
          </table:table-cell>
          <table:table-cell table:style-name="ce4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EACH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20" office:value-type="string" calcext:value-type="string">
            <text:p>10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OFF_GRID</text:p>
          </table:table-cell>
          <table:table-cell table:style-name="ce4"/>
          <table:table-cell table:style-name="ce4" office:value-type="string" calcext:value-type="string">
            <text:p>FISH</text:p>
          </table:table-cell>
          <table:table-cell table:style-name="ce4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ATER5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EACH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4</text:p>
          </table:table-cell>
          <table:table-cell table:style-name="ce15" table:formula="of:=COM.MICROSOFT.TEXTJOIN(&quot;,&quot;;1;[.$A$7:.$A$9])" office:value-type="string" office:string-value="3,4,5" calcext:value-type="string">
            <text:p>3,4,5</text:p>
          </table:table-cell>
          <table:table-cell table:style-name="ce20" office:value-type="string" calcext:value-type="string">
            <text:p>1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EACH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4</text:p>
          </table:table-cell>
          <table:table-cell table:style-name="ce15" table:formula="of:=COM.MICROSOFT.TEXTJOIN(&quot;,&quot;;1;[.$A$7:.$A$9])" office:value-type="string" office:string-value="3,4,5" calcext:value-type="string">
            <text:p>3,4,5</text:p>
          </table:table-cell>
          <table:table-cell table:style-name="ce20" office:value-type="string" calcext:value-type="string">
            <text:p>1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EACH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20"/>
          <table:table-cell table:style-name="ce15" table:formula="of:=COM.MICROSOFT.TEXTJOIN(&quot;,&quot;;1;[.$A$7:.$A$9];[.$A$11:.$A$12])" office:value-type="string" office:string-value="3,4,5,7,8" calcext:value-type="string">
            <text:p>3,4,5,7,8</text:p>
          </table:table-cell>
          <table:table-cell table:style-name="ce20" office:value-type="string" calcext:value-type="string">
            <text:p>1,1,1,6,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EACH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20"/>
          <table:table-cell table:style-name="ce15" table:formula="of:=COM.MICROSOFT.TEXTJOIN(&quot;,&quot;;1;[.$A$7:.$A$9];[.$A$11:.$A$12])" office:value-type="string" office:string-value="3,4,5,7,8" calcext:value-type="string">
            <text:p>3,4,5,7,8</text:p>
          </table:table-cell>
          <table:table-cell table:style-name="ce20" office:value-type="string" calcext:value-type="string">
            <text:p>1,1,1,6,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NNB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1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NNB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7])" office:value-type="string" office:string-value="3" calcext:value-type="string">
            <text:p>3</text:p>
          </table:table-cell>
          <table:table-cell table:style-name="ce20" office:value-type="string" calcext:value-type="string">
            <text:p>1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-300" calcext:value-type="float">
            <text:p>-300</text:p>
          </table:table-cell>
          <table:table-cell table:style-name="ce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DLC_AFRICANBUSH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-300" calcext:value-type="float">
            <text:p>-300</text:p>
          </table:table-cell>
          <table:table-cell table:style-name="ce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ATER5</text:p>
          </table:table-cell>
          <table:table-cell table:style-name="ce4" table:number-columns-repeated="3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4</text:p>
          </table:table-cell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ATER5</text:p>
          </table:table-cell>
          <table:table-cell table:style-name="ce4" table:number-columns-repeated="3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4</text:p>
          </table:table-cell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ON_GRID</text:p>
          </table:table-cell>
          <table:table-cell table:style-name="ce4"/>
          <table:table-cell table:style-name="ce4" office:value-type="string" calcext:value-type="string">
            <text:p>GOLD</text:p>
          </table:table-cell>
          <table:table-cell table:style-name="ce4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OAD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0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20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5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20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5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-124" calcext:value-type="float">
            <text:p>-124</text:p>
          </table:table-cell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20"/>
          <table:table-cell table:style-name="ce15" table:formula="of:=COM.MICROSOFT.TEXTJOIN(&quot;,&quot;;1;[.$A$6];[.$A$25])" office:value-type="string" office:string-value="2,21" calcext:value-type="string">
            <text:p>2,21</text:p>
          </table:table-cell>
          <table:table-cell table:style-name="ce20" office:value-type="string" calcext:value-type="string">
            <text:p>4,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-124" calcext:value-type="float">
            <text:p>-124</text:p>
          </table:table-cell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20"/>
          <table:table-cell table:style-name="ce15" table:formula="of:=COM.MICROSOFT.TEXTJOIN(&quot;,&quot;;1;[.$A$6];[.$A$26])" office:value-type="string" office:string-value="2,22" calcext:value-type="string">
            <text:p>2,22</text:p>
          </table:table-cell>
          <table:table-cell table:style-name="ce20" office:value-type="string" calcext:value-type="string">
            <text:p>4,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DLC_ZEBRA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20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ROCK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ROCK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0])" office:value-type="string" office:string-value="26" calcext:value-type="string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ROCK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0:.$A$31])" office:value-type="string" office:string-value="26,27" calcext:value-type="string">
            <text:p>26,27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30:.$A$32])" office:value-type="string" office:string-value="1,26,27,28" calcext:value-type="string">
            <text:p>1,26,27,28</text:p>
          </table:table-cell>
          <table:table-cell table:style-name="ce4" office:value-type="string" calcext:value-type="string">
            <text:p>8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30:.$A$32];[.$A$33])" office:value-type="string" office:string-value="1,26,27,28,29" calcext:value-type="string">
            <text:p>1,26,27,28,29</text:p>
          </table:table-cell>
          <table:table-cell table:style-name="ce4" office:value-type="string" calcext:value-type="string">
            <text:p>8,4,4,4,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];[.$A$30:.$A$34])" office:value-type="string" office:string-value="1,26,27,28,29,30" calcext:value-type="string">
            <text:p>1,26,27,28,29,30</text:p>
          </table:table-cell>
          <table:table-cell table:style-name="ce4" office:value-type="string" calcext:value-type="string">
            <text:p>8,4,4,4,2,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3" table:content-validation-name="val3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7"/>
          <table:table-cell table:style-name="ce7" office:value-type="string" calcext:value-type="string">
            <text:p>DIRT</text:p>
          </table:table-cell>
          <table:table-cell table:style-name="ce7" table:number-columns-repeated="3"/>
          <table:table-cell table:style-name="ce7" office:value-type="float" office:value="36" calcext:value-type="float">
            <text:p>36</text:p>
          </table:table-cell>
          <table:table-cell table:style-name="ce7" table:number-columns-repeated="2"/>
          <table:table-cell table:style-name="ce7" table:formula="of:=COM.MICROSOFT.TEXTJOIN(&quot;,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2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 table:number-columns-repeated="3"/>
          <table:table-cell table:style-name="ce4" office:value-type="float" office:value="36" calcext:value-type="float">
            <text:p>36</text:p>
          </table:table-cell>
          <table:table-cell table:style-name="ce15"/>
          <table:table-cell table:style-name="ce4"/>
          <table:table-cell table:style-name="ce7" table:formula="of:=COM.MICROSOFT.TEXTJOIN(&quot;,&quot;;1;[.$A$5];[.$A$36:.$A$36])" office:value-type="string" office:string-value="1,32" calcext:value-type="string">
            <text:p>1,32</text:p>
          </table:table-cell>
          <table:table-cell table:style-name="ce20" office:value-type="string" calcext:value-type="string">
            <text:p>24,1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/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8:.$A$38])" office:value-type="string" office:string-value="34" calcext:value-type="string">
            <text:p>34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8:.$A$39])" office:value-type="string" office:string-value="34,35" calcext:value-type="string">
            <text:p>34,35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8:.$A$40])" office:value-type="string" office:string-value="34,35,36" calcext:value-type="string">
            <text:p>34,35,36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8:.$A$41])" office:value-type="string" office:string-value="34,35,36,37" calcext:value-type="string">
            <text:p>34,35,36,37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38:.$A$42])" office:value-type="string" office:string-value="34,35,36,37,38" calcext:value-type="string">
            <text:p>34,35,36,37,38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/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44])" office:value-type="string" office:string-value="40" calcext:value-type="string">
            <text:p>40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44:.$A$45])" office:value-type="string" office:string-value="40,41" calcext:value-type="string">
            <text:p>40,41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44:.$A$46])" office:value-type="string" office:string-value="40,41,42" calcext:value-type="string">
            <text:p>40,41,42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44:.$A$47])" office:value-type="string" office:string-value="40,41,42,43" calcext:value-type="string">
            <text:p>40,41,42,43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21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44:.$A$48])" office:value-type="string" office:string-value="40,41,42,43,44" calcext:value-type="string">
            <text:p>40,41,42,43,44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2"/>
          <table:table-cell table:style-name="ce4" table:content-validation-name="val13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4" office:value-type="string" calcext:value-type="string">
            <text:p>DLC_AFRICANBUSH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table:number-columns-repeated="3"/>
          <table:table-cell table:style-name="ce16" office:value-type="float" office:value="-300" calcext:value-type="float">
            <text:p>-30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2])" office:value-type="string" office:string-value="1,48" calcext:value-type="string">
            <text:p>1,48</text:p>
          </table:table-cell>
          <table:table-cell table:style-name="ce4" office:value-type="string" calcext:value-type="string">
            <text:p>12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15" table:formula="of:=COM.MICROSOFT.TEXTJOIN(&quot;,&quot;;1;[.$A$5];[.$A$6];[.$A$52:.$A$53])" office:value-type="string" office:string-value="1,2,48,49" calcext:value-type="string">
            <text:p>1,2,48,49</text:p>
          </table:table-cell>
          <table:table-cell table:style-name="ce4" office:value-type="string" calcext:value-type="string">
            <text:p>7,4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15" table:formula="of:=COM.MICROSOFT.TEXTJOIN(&quot;,&quot;;1;[.$A$5];[.$A$52:.$A$54])" office:value-type="string" office:string-value="1,48,49,50" calcext:value-type="string">
            <text:p>1,48,49,50</text:p>
          </table:table-cell>
          <table:table-cell table:style-name="ce4" office:value-type="string" calcext:value-type="string">
            <text:p>12,8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15" table:formula="of:=COM.MICROSOFT.TEXTJOIN(&quot;,&quot;;1;[.$A$5];[.$A$52:.$A$55])" office:value-type="string" office:string-value="1,48,49,50,51" calcext:value-type="string">
            <text:p>1,48,49,50,51</text:p>
          </table:table-cell>
          <table:table-cell table:style-name="ce4" office:value-type="string" calcext:value-type="string">
            <text:p>12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4" office:value-type="string" calcext:value-type="string">
            <text:p>DLC_GOAT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Player Owned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7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4" office:value-type="string" calcext:value-type="string">
            <text:p>BOAR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;[.$A$52:.$A$56])" office:value-type="string" office:string-value="1,48,49,50,51,52" calcext:value-type="string">
            <text:p>1,48,49,50,51,52</text:p>
          </table:table-cell>
          <table:table-cell table:style-name="ce4" office:value-type="string" calcext:value-type="string">
            <text:p>10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4" office:value-type="string" calcext:value-type="string">
            <text:p>DLC_GOAT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2:.$A$56];[.$A$58])" office:value-type="string" office:string-value="1,48,49,50,51,52,54" calcext:value-type="string">
            <text:p>1,48,49,50,51,52,54</text:p>
          </table:table-cell>
          <table:table-cell table:style-name="ce4" office:value-type="string" calcext:value-type="string">
            <text:p>12,4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4" office:value-type="string" calcext:value-type="string">
            <text:p>DLC_ZEBRA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52:.$A$56];[.$A$58:.$A$59])" office:value-type="string" office:string-value="1,48,49,50,51,52,54,55" calcext:value-type="string">
            <text:p>1,48,49,50,51,52,54,55</text:p>
          </table:table-cell>
          <table:table-cell table:style-name="ce4" office:value-type="string" calcext:value-type="string">
            <text:p>12,4,4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Player Owne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;[.$A$62])" office:value-type="string" office:string-value="1,58" calcext:value-type="string">
            <text:p>1,58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4" office:value-type="string" calcext:value-type="string">
            <text:p>SCOUT</text:p>
          </table:table-cell>
          <table:table-cell table:style-name="ce4" table:number-columns-repeated="3"/>
          <table:table-cell table:style-name="ce21" table:content-validation-name="val1" office:value-type="string" calcext:value-type="string">
            <text:p>Player Assigned Player Owned</text:p>
          </table:table-cell>
          <table:table-cell table:style-name="ce13" table:number-columns-repeated="4"/>
          <table:table-cell table:style-name="ce4"/>
          <table:table-cell table:style-name="ce13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RANSPORT_SHIP</text:p>
          </table:table-cell>
          <table:table-cell table:style-name="ce4"/>
          <table:table-cell table:style-name="ce21" table:content-validation-name="val1" office:value-type="string" calcext:value-type="string">
            <text:p>Player Assigned Player Owned</text:p>
          </table:table-cell>
          <table:table-cell table:style-name="ce13" table:number-columns-repeated="4"/>
          <table:table-cell table:style-name="ce4"/>
          <table:table-cell table:style-name="ce13" table:number-columns-repeated="3"/>
          <table:table-cell table:style-name="ce21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2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VASES</text:p>
          </table:table-cell>
          <table:table-cell table:style-name="ce4"/>
          <table:table-cell table:style-name="ce22" table:content-validation-name="val3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Non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/>
          <table:table-cell table:style-name="ce20"/>
          <table:table-cell table:style-name="ce22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 style:data-style-name="N2" text:time-value="08:25:49.6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4T08:50:33.459000000</dc:date>
    <meta:editing-duration>P26DT17H3M32S</meta:editing-duration>
    <meta:editing-cycles>1224</meta:editing-cycles>
    <meta:generator>LibreOffice/7.1.3.2$Windows_X86_64 LibreOffice_project/47f78053abe362b9384784d31a6e56f8511eb1c1</meta:generator>
    <meta:document-statistic meta:table-count="1" meta:cell-count="812" meta:object-count="0"/>
  </office:meta>
</office:document-meta>
</file>